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 style:list-style-name="WWNum1"/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</text:span><text:span text:style-name="T2"><text:line-break/></text:span><text:span text:style-name="T3">Scripting en Python 04. Guía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Scripting en Python - Parte 04 - Guía</text:span></text:p>
      <text:list xml:id="list2795141596" text:style-name="WWNum1">
        <text:list-item>
          <text:p text:style-name="P12"><text:bookmark text:name="_dbh0n1vac4c8"/>¿Qué vamos a HACER?</text:p>
        </text:list-item>
      </text:list>
      <text:p text:style-name="P6">En esta unidad vamos a mostrarte cómo usar los bucles <text:span text:style-name="T9">while</text:span> y <text:span text:style-name="T9">for</text:span> en Python. Deberías leer <text:span text:style-name="T10">“A Byte of Python – Parte 3”</text:span> para ver ejemplos relacionados con estos bucles.</text:p>
      <text:list xml:id="list231713262175606" text:continue-numbering="true" text:style-name="WWNum1">
        <text:list-item>
          <text:p text:style-name="P12"><text:bookmark text:name="_xps1bcr2ruu9"/>Ya he terminado de leer “A Byte of Python – Part 3”. ¿Qué hago ahora?</text:p>
        </text:list-item>
      </text:list>
      <text:p text:style-name="P6">Hemos proporcionado varias actividades no evaluables. Están disponibles en el archivo <text:span text:style-name="T10">“Scripting en Python - Parte 04 - Actividades no evaluables 01”</text:span>. Deberías intentar resolverlas y plantear tus dudas en los foros.</text:p>
      <text:list xml:id="list231712799478055" text:continue-numbering="true" text:style-name="WWNum1">
        <text:list-item>
          <text:p text:style-name="P12"><text:bookmark text:name="_d6d8liu3srtz"/>Información relacionada</text:p>
        </text:list-item>
      </text:list>
      <text:p text:style-name="P6">Puedes encontrar más información y ejemplos en estos enlaces:</text:p>
      <text:p text:style-name="P6"><text:a xlink:type="simple" xlink:href="https://www.snakify.org/es/lessons/while_loop/" text:style-name="ListLabel_20_1" text:visited-style-name="ListLabel_20_1"><text:span text:style-name="T12">https://www.snakify.org/es/lessons/while_loop/<text:line-break/></text:span></text:a><text:a xlink:type="simple" xlink:href="https://www.w3schools.com/python/python_while_loops.asp" text:style-name="ListLabel_20_1" text:visited-style-name="ListLabel_20_1"><text:span text:style-name="T12">https://www.w3schools.com/python/python_while_loops.asp<text:line-break/></text:span></text:a><text:a xlink:type="simple" xlink:href="https://www.digitalocean.com/community/tutorials/how-to-construct-while-loops-in-python-3" text:style-name="ListLabel_20_1" text:visited-style-name="ListLabel_20_1"><text:span text:style-name="T12">https://www.digitalocean.com/community/tutorials/how-to-construct-while-loops-in-python-3<text:line-break/></text:span></text:a><text:a xlink:type="simple" xlink:href="https://wiki.python.org/moin/ForLoop" text:style-name="ListLabel_20_1" text:visited-style-name="ListLabel_20_1"><text:span text:style-name="T12">https://wiki.python.org/moin/ForLoop<text:line-break/></text:span></text:a><text:a xlink:type="simple" xlink:href="https://www.learnpython.org/es/Loops" text:style-name="ListLabel_20_1" text:visited-style-name="ListLabel_20_1"><text:span text:style-name="T12">https://www.learnpython.org/es/Loop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Scripting en Python - Parte 04</text:span></text:p>
      </style:header>
      <style:footer>
        <text:p text:style-name="MP4"><text:span text:style-name="MT1">CFGS DAM/DAW<text:tab/><text:tab/>Scripting en Python - Parte 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4" meta:word-count="141" meta:character-count="1084" meta:non-whitespace-character-count="955"/>
    <meta:generator>LibreOfficeDev/6.0.5.2$Linux_X86_64 LibreOffice_project/</meta:generator>
  </office:meta>
</office:document-meta>
</file>